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top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0.6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81cm" svg:height="1.27cm" svg:x="6.506cm" svg:y="5.445cm">
          <draw:glue-point draw:id="4" svg:x="-1.666cm" svg:y="5cm"/>
          <draw:glue-point draw:id="5" svg:x="1.666cm" svg:y="5cm"/>
          <text:p text:style-name="P1"><text:span text:style-name="T1">prezentacijs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81cm" svg:height="1.27cm" svg:x="6.506cm" svg:y="8.62cm">
          <draw:glue-point draw:id="4" svg:x="-1.666cm" svg:y="-5cm"/>
          <draw:glue-point draw:id="5" svg:x="1.666cm" svg:y="-5cm"/>
          <draw:glue-point draw:id="6" svg:x="-1.666cm" svg:y="5cm"/>
          <draw:glue-point draw:id="7" svg:x="1.666cm" svg:y="5cm"/>
          <text:p text:style-name="P1"><text:span text:style-name="T1">logičk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81cm" svg:height="1.27cm" svg:x="6.506cm" svg:y="11.795cm">
          <draw:glue-point draw:id="4" svg:x="-1.666cm" svg:y="-5cm"/>
          <draw:glue-point draw:id="5" svg:x="1.666cm" svg:y="-5cm"/>
          <text:p text:style-name="P1"><text:span text:style-name="T1">podatkovn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7.777cm" svg:y1="6.715cm" svg:x2="7.777cm" svg:y2="8.62cm" draw:start-shape="id1" draw:start-glue-point="4" draw:end-shape="id2" draw:end-glue-point="4">
          <text:p text:style-name="P4"/>
        </draw:connector>
        <draw:connector draw:style-name="gr3" draw:text-style-name="P2" draw:layer="layout" svg:x1="9.045cm" svg:y1="8.62cm" svg:x2="9.045cm" svg:y2="6.715cm" draw:start-shape="id2" draw:start-glue-point="5" draw:end-shape="id1" draw:end-glue-point="5">
          <text:p text:style-name="P4"/>
        </draw:connector>
        <draw:frame draw:style-name="gr4" draw:text-style-name="P5" draw:id="id3" draw:layer="layout" svg:width="3.664cm" svg:height="0.933cm" svg:x="6.575cm" svg:y="2.905cm">
          <draw:text-box>
            <text:p text:style-name="P4"><text:span text:style-name="T1">Apache Tomcat</text:span></text:p>
          </draw:text-box>
        </draw:frame>
        <draw:connector draw:style-name="gr5" draw:text-style-name="P6" draw:layer="layout" svg:x1="8.407cm" svg:y1="3.838cm" svg:x2="8.411cm" svg:y2="5.445cm" draw:start-shape="id3" draw:start-glue-point="2" draw:end-shape="id1" draw:end-glue-point="0">
          <text:p text:style-name="P4"/>
        </draw:connector>
        <draw:connector draw:style-name="gr6" draw:text-style-name="P6" draw:layer="layout" svg:x1="7.777cm" svg:y1="9.89cm" svg:x2="7.777cm" svg:y2="11.795cm" draw:start-shape="id2" draw:start-glue-point="6" draw:end-shape="id4" draw:end-glue-point="4">
          <text:p text:style-name="P4"/>
        </draw:connector>
        <draw:connector draw:style-name="gr7" draw:text-style-name="P6" draw:layer="layout" svg:x1="9.045cm" svg:y1="11.795cm" svg:x2="9.045cm" svg:y2="9.89cm" draw:start-shape="id4" draw:start-glue-point="5" draw:end-shape="id2" draw:end-glue-point="7">
          <text:p text:style-name="P4"/>
        </draw:connector>
        <draw:frame draw:style-name="gr8" draw:text-style-name="P2" draw:layer="layout" svg:width="1.692cm" svg:height="0.934cm" draw:transform="rotate (-0.00453785605637094) translate (6.084cm 7.043cm)">
          <draw:text-box>
            <text:p text:style-name="P1"><text:span text:style-name="T1">koristi</text:span></text:p>
          </draw:text-box>
        </draw:frame>
        <draw:frame draw:style-name="gr8" draw:text-style-name="P2" draw:layer="layout" svg:width="2.001cm" svg:height="0.934cm" svg:x="8.95cm" svg:y="7.35cm">
          <draw:text-box>
            <text:p text:style-name="P1"><text:span text:style-name="T1">rezultat</text:span></text:p>
          </draw:text-box>
        </draw:frame>
        <draw:frame draw:style-name="gr8" draw:text-style-name="P2" draw:layer="layout" svg:width="1.692cm" svg:height="0.934cm" draw:transform="rotate (-0.00453785605637094) translate (6.084cm 10.218cm)">
          <draw:text-box>
            <text:p text:style-name="P1"><text:span text:style-name="T1">koristi</text:span></text:p>
          </draw:text-box>
        </draw:frame>
        <draw:frame draw:style-name="gr8" draw:text-style-name="P2" draw:layer="layout" svg:width="2.001cm" svg:height="0.934cm" svg:x="8.95cm" svg:y="10.525cm">
          <draw:text-box>
            <text:p text:style-name="P1"><text:span text:style-name="T1">rezultat</text:span></text:p>
          </draw:text-box>
        </draw:frame>
        <draw:custom-shape draw:style-name="gr1" draw:text-style-name="P2" draw:id="id5" draw:layer="layout" svg:width="1.905cm" svg:height="0.635cm" svg:x="12.856cm" svg:y="8.937cm">
          <draw:glue-point draw:id="4" svg:x="-3.75cm" svg:y="-4.997cm"/>
          <draw:glue-point draw:id="5" svg:x="3.75cm" svg:y="-4.997cm"/>
          <draw:glue-point draw:id="6" svg:x="-3.75cm" svg:y="5.002cm"/>
          <draw:glue-point draw:id="7" svg:x="3.75cm" svg:y="5.002cm"/>
          <text:p text:style-name="P1"><text:span text:style-name="T1">mode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316cm" svg:y1="6.08cm" svg:x2="12.856cm" svg:y2="9.254cm" draw:start-shape="id1" draw:start-glue-point="1" draw:end-shape="id5" draw:end-glue-point="3">
          <text:p text:style-name="P4"/>
        </draw:connector>
        <draw:connector draw:style-name="gr5" draw:text-style-name="P6" draw:layer="layout" draw:type="line" svg:x1="10.316cm" svg:y1="9.255cm" svg:x2="12.856cm" svg:y2="9.254cm" draw:start-shape="id2" draw:start-glue-point="1" draw:end-shape="id5" draw:end-glue-point="3">
          <text:p text:style-name="P4"/>
        </draw:connector>
        <draw:connector draw:style-name="gr5" draw:text-style-name="P6" draw:layer="layout" draw:type="line" svg:x1="10.316cm" svg:y1="12.43cm" svg:x2="12.856cm" svg:y2="9.254cm" draw:start-shape="id4" draw:start-glue-point="1" draw:end-shape="id5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2-29T21:06:08</meta:creation-date>
    <dc:creator>Miro</dc:creator>
    <dc:date>2008-03-02T13:16:09</dc:date>
    <meta:editing-cycles>9</meta:editing-cycles>
    <meta:editing-duration>PT22M41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